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 style:master-page-name="Standard">
      <style:table-properties style:width="19.016cm" style:page-number="auto" table:align="left" style:writing-mode="lr-tb"/>
    </style:style>
    <style:style style:name="Tabela1.A" style:family="table-column">
      <style:table-column-properties style:column-width="1.584cm"/>
    </style:style>
    <style:style style:name="Tabela1.B" style:family="table-column">
      <style:table-column-properties style:column-width="3.371cm"/>
    </style:style>
    <style:style style:name="Tabela1.C" style:family="table-column">
      <style:table-column-properties style:column-width="3.51cm"/>
    </style:style>
    <style:style style:name="Tabela1.D" style:family="table-column">
      <style:table-column-properties style:column-width="3.512cm"/>
    </style:style>
    <style:style style:name="Tabela1.E" style:family="table-column">
      <style:table-column-properties style:column-width="0.356cm"/>
    </style:style>
    <style:style style:name="Tabela1.F" style:family="table-column">
      <style:table-column-properties style:column-width="0.48cm"/>
    </style:style>
    <style:style style:name="Tabela1.G" style:family="table-column">
      <style:table-column-properties style:column-width="2.589cm"/>
    </style:style>
    <style:style style:name="Tabela1.H" style:family="table-column">
      <style:table-column-properties style:column-width="0.086cm"/>
    </style:style>
    <style:style style:name="Tabela1.I" style:family="table-column">
      <style:table-column-properties style:column-width="2.062cm"/>
    </style:style>
    <style:style style:name="Tabela1.J" style:family="table-column">
      <style:table-column-properties style:column-width="1.46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1.J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J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.D3" style:family="table-cell" style:data-style-name="N0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2" style:family="table">
      <style:table-properties style:width="0.885cm" table:align="left"/>
    </style:style>
    <style:style style:name="Tabela2.A" style:family="table-column">
      <style:table-column-properties style:column-width="0.443cm"/>
    </style:style>
    <style:style style:name="Tabela2.A1" style:family="table-cell" style:data-style-name="N0">
      <style:table-cell-properties fo:padding="0.097cm" fo:border="0.002cm solid #000000"/>
    </style:style>
    <style:style style:name="Tabe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2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paragraph-properties style:snap-to-layout-gri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Standard">
      <style:text-properties style:font-name="Times New Roman" fo:font-weight="normal" style:font-weight-asian="normal" style:font-weight-complex="normal"/>
    </style:style>
    <style:style style:name="P9" style:family="paragraph" style:parent-style-name="Standard">
      <style:paragraph-properties>
        <style:tab-stops>
          <style:tab-stop style:position="4.346cm"/>
        </style:tab-stops>
      </style:paragraph-properties>
      <style:text-properties style:font-name="Times New Roman"/>
    </style:style>
    <style:style style:name="P10" style:family="paragraph" style:parent-style-name="Standard">
      <style:paragraph-properties>
        <style:tab-stops>
          <style:tab-stop style:position="4.422cm"/>
        </style:tab-stops>
      </style:paragraph-properties>
    </style:style>
    <style:style style:name="P11" style:family="paragraph" style:parent-style-name="Standard" style:list-style-name="L1"/>
    <style:style style:name="P12" style:family="paragraph" style:parent-style-name="Standard">
      <style:text-properties style:font-name="Times New Roman"/>
    </style:style>
    <style:style style:name="P13" style:family="paragraph" style:parent-style-name="Standard" style:list-style-name="L1">
      <style:text-properties style:font-name="Times New Roman"/>
    </style:style>
    <style:style style:name="P14" style:family="paragraph" style:parent-style-name="Standard" style:list-style-name="L1">
      <style:paragraph-properties>
        <style:tab-stops>
          <style:tab-stop style:position="4.403cm"/>
        </style:tab-stops>
      </style:paragraph-properties>
    </style:style>
    <style:style style:name="P15" style:family="paragraph" style:parent-style-name="Standard" style:list-style-name="L2">
      <style:paragraph-properties>
        <style:tab-stops>
          <style:tab-stop style:position="4.346cm"/>
        </style:tab-stops>
      </style:paragraph-properties>
    </style:style>
    <style:style style:name="P16" style:family="paragraph" style:parent-style-name="Standard" style:list-style-name="L3"/>
    <style:style style:name="P17" style:family="paragraph" style:parent-style-name="Standard" style:list-style-name="L3">
      <style:paragraph-properties>
        <style:tab-stops>
          <style:tab-stop style:position="4.422cm"/>
        </style:tab-stops>
      </style:paragraph-properties>
    </style:style>
    <style:style style:name="T1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line-through-style="solid" style:font-name="Times New Roman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text-line-through-style="none" style:font-name="Times New Roman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row table:style-name="Tabela1.1">
          <table:table-cell table:style-name="Tabela1.A1" office:value-type="string">
            <text:p text:style-name="P1">grupa</text:p>
          </table:table-cell>
          <table:table-cell table:style-name="Tabela1.A1" table:number-columns-spanned="4" office:value-type="string">
            <text:p text:style-name="P2">######################## imię i nazwisko ######################</text:p>
          </table:table-cell>
          <table:covered-table-cell/>
          <table:covered-table-cell/>
          <table:covered-table-cell/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klasa ########</text:p>
          </table:table-cell>
          <table:table-cell table:style-name="Tabela1.A1" table:number-columns-spanned="2" office:value-type="string">
            <text:p text:style-name="P1">data #######</text:p>
          </table:table-cell>
          <table:covered-table-cell/>
          <table:table-cell table:style-name="Tabela1.J1" office:value-type="string">
            <text:p text:style-name="P1">czas ###</text:p>
          </table:table-cell>
        </table:table-row>
        <table:table-row table:style-name="Tabela1.1">
          <table:table-cell table:style-name="Tabela1.A2" office:value-type="string">
            <text:p text:style-name="P5">1</text:p>
          </table:table-cell>
          <table:table-cell table:style-name="Tabela1.A2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table:number-columns-spanned="2" office:value-type="string">
            <text:p text:style-name="P3"><text:date style:data-style-name="N36" text:date-value="2025-09-17T14:44:14.60" text:fixed="true">17.09.2025</text:date></text:p>
          </table:table-cell>
          <table:covered-table-cell/>
          <table:table-cell table:style-name="Tabela1.J2" office:value-type="string">
            <text:p text:style-name="P4">10min</text:p>
          </table:table-cell>
        </table:table-row>
        <table:table-row table:style-name="Tabela1.1">
          <table:table-cell table:style-name="Tabela1.A1" office:value-type="string">
            <text:p text:style-name="P4">pkt</text:p>
          </table:table-cell>
          <table:table-cell table:style-name="Tabela1.A1" office:value-type="string">
            <text:p text:style-name="P5">&lt;5</text:p>
          </table:table-cell>
          <table:table-cell table:style-name="Tabela1.A1" office:value-type="string">
            <text:p text:style-name="P5">5--6</text:p>
          </table:table-cell>
          <table:table-cell table:style-name="Tabela1.D3" office:value-type="float" office:value="7">
            <text:p text:style-name="P5">7</text:p>
          </table:table-cell>
          <table:table-cell table:style-name="Tabela1.D3" table:number-columns-spanned="4" office:value-type="float" office:value="8">
            <text:p text:style-name="P5">8</text:p>
          </table:table-cell>
          <table:covered-table-cell/>
          <table:covered-table-cell/>
          <table:covered-table-cell/>
          <table:table-cell table:style-name="Tabela1.J1" table:number-columns-spanned="2" office:value-type="string">
            <text:p text:style-name="P5">9--10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4">ocena</text:p>
          </table:table-cell>
          <table:table-cell table:style-name="Tabela1.A2" office:value-type="string">
            <text:p text:style-name="P5">1</text:p>
          </table:table-cell>
          <table:table-cell table:style-name="Tabela1.A2" office:value-type="string">
            <text:p text:style-name="P5">2</text:p>
          </table:table-cell>
          <table:table-cell table:style-name="Tabela1.A2" office:value-type="string">
            <text:p text:style-name="P5">3</text:p>
          </table:table-cell>
          <table:table-cell table:style-name="Tabela1.A2" table:number-columns-spanned="4" office:value-type="string">
            <text:p text:style-name="P5">4</text:p>
          </table:table-cell>
          <table:covered-table-cell/>
          <table:covered-table-cell/>
          <table:covered-table-cell/>
          <table:table-cell table:style-name="Tabela1.J2" table:number-columns-spanned="2" office:value-type="string">
            <text:p text:style-name="P5">5</text:p>
          </table:table-cell>
          <table:covered-table-cell/>
        </table:table-row>
      </table:table>
      <text:p text:style-name="P7"><text:span text:style-name="Strong_20_Emphasis"><text:span text:style-name="T7">KOD HTML</text:span></text:span></text:p>
      <text:list xml:id="list4815476094642299000" text:style-name="L1">
        <text:list-item>
          <text:p text:style-name="P13"><text:span text:style-name="Strong_20_Emphasis"><text:span text:style-name="T7">Link tekstowy do strony „index.php” o nazwie „link”:</text:span></text:span></text:p>
        </text:list-item>
      </text:list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list xml:id="list34720894" text:continue-numbering="true" text:style-name="L1">
        <text:list-item>
          <text:p text:style-name="P14"><text:span text:style-name="Strong_20_Emphasis"><text:span text:style-name="T1">Umieść w linku tekstowym 2 zmienne: </text:span></text:span><text:span text:style-name="Strong_20_Emphasis"><text:span text:style-name="T2">login</text:span></text:span><text:span text:style-name="Strong_20_Emphasis"><text:span text:style-name="T1"> o wartości </text:span></text:span><text:span text:style-name="Strong_20_Emphasis"><text:span text:style-name="T2">root</text:span></text:span><text:span text:style-name="Strong_20_Emphasis"><text:span text:style-name="T1"> oraz zmienną </text:span></text:span><text:span text:style-name="Strong_20_Emphasis"><text:span text:style-name="T2">pass</text:span></text:span><text:span text:style-name="Strong_20_Emphasis"><text:span text:style-name="T1"> o wartości </text:span></text:span><text:span text:style-name="Strong_20_Emphasis"><text:span text:style-name="T2">admin</text:span></text:span></text:p>
        </text:list-item>
      </text:list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list xml:id="list34708081" text:continue-numbering="true" text:style-name="L1">
        <text:list-item>
          <text:p text:style-name="P11"><text:span text:style-name="Strong_20_Emphasis"><text:span text:style-name="T1">Napisz kod tabelki: </text:span></text:span></text:p>
        </text:list-item>
      </text:list>
      <table:table table:name="Tabela2" table:style-name="Tabela2">
        <table:table-column table:style-name="Tabela2.A" table:number-columns-repeated="2"/>
        <table:table-row>
          <table:table-cell table:style-name="Tabela2.A1" table:number-columns-spanned="2" office:value-type="float" office:value="1">
            <text:p text:style-name="P6">1</text:p>
          </table:table-cell>
          <table:covered-table-cell/>
        </table:table-row>
        <table:table-row>
          <table:table-cell table:style-name="Tabela2.A2" office:value-type="float" office:value="2">
            <text:p text:style-name="P6">2</text:p>
          </table:table-cell>
          <table:table-cell table:style-name="Tabela2.B2" office:value-type="float" office:value="3">
            <text:p text:style-name="P6">3</text:p>
          </table:table-cell>
        </table:table-row>
      </table:table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list xml:id="list7565216464975519671" text:style-name="L2">
        <text:list-item>
          <text:p text:style-name="P15"><text:span text:style-name="Strong_20_Emphasis"><text:span text:style-name="T1">Czy wysyłając metodą POST dane są widoczne w adresie URL? (</text:span></text:span><text:span text:style-name="Strong_20_Emphasis"><text:span text:style-name="T3">TAK <text:s text:c="2"/>/ <text:s text:c="2"/>NIE</text:span></text:span><text:span text:style-name="Strong_20_Emphasis"><text:span text:style-name="T1">) &lt; zaznacz</text:span></text:span></text:p>
        </text:list-item>
      </text:list>
      <text:p text:style-name="P9"><text:span text:style-name="Strong_20_Emphasis"><text:span text:style-name="T1"/></text:span></text:p>
      <text:p text:style-name="P7"><text:span text:style-name="Strong_20_Emphasis"><text:span text:style-name="T7">PHP:</text:span></text:span></text:p>
      <text:list xml:id="list7849552924785148060" text:style-name="L3">
        <text:list-item>
          <text:p text:style-name="P17"><text:span text:style-name="Strong_20_Emphasis"><text:span text:style-name="T1">W jakich tagach umieszcza się skrypty PHP</text:span></text:span></text:p>
        </text:list-item>
      </text:list>
      <text:p text:style-name="P10"><text:span text:style-name="Strong_20_Emphasis"><text:span text:style-name="T1"/></text:span></text:p>
      <text:p text:style-name="P10"/>
      <text:p text:style-name="P7"/>
      <text:p text:style-name="P7"/>
      <text:list xml:id="list34706967" text:continue-numbering="true" text:style-name="L3">
        <text:list-item>
          <text:p text:style-name="P16"><text:span text:style-name="Strong_20_Emphasis"><text:span text:style-name="T1">Używając pętli while wypisz liczby od 1 do 10:</text:span></text:span></text:p>
        </text:list-item>
      </text:list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list xml:id="list34711262" text:continue-numbering="true" text:style-name="L3">
        <text:list-item>
          <text:p text:style-name="P16"><text:span text:style-name="Strong_20_Emphasis"><text:span text:style-name="T1">Używając pętli for wypisz liczby od 1 do 10:</text:span></text:span></text:p>
        </text:list-item>
      </text:list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list xml:id="list34704611" text:continue-numbering="true" text:style-name="L3">
        <text:list-item>
          <text:p text:style-name="P16"><text:span text:style-name="Strong_20_Emphasis"><text:span text:style-name="T1">Warunek: jeżeli zmienna „a” jest równa 1 wyświetl napis „abc”, każdy inny przypadek wypisz „def”:</text:span></text:span></text:p>
        </text:list-item>
      </text:list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list xml:id="list34695032" text:continue-numbering="true" text:style-name="L3">
        <text:list-item>
          <text:p text:style-name="P16"><text:span text:style-name="Strong_20_Emphasis"><text:span text:style-name="T6">W jakiej lokalizacji na dysku c należy umieścić skrypty php aby były przetworzone przez serwer www (używając XAMPa). </text:span></text:span></text:p>
        </text:list-item>
      </text:list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list xml:id="list34697406" text:continue-numbering="true" text:style-name="L3">
        <text:list-item>
          <text:p text:style-name="P16"><text:span text:style-name="Strong_20_Emphasis"><text:span text:style-name="T6">Co należy wpisać w adresie URL przeglądarki internetowej aby zobaczyć rezultat działania skryptu umieszczonego w lokalizacji php/00.php na serwerze lokalnym komputerze. Podaj pełny adres.</text:span></text:span></text:p>
        </text:list-item>
      </text:list>
      <text:p text:style-name="P7"><text:span text:style-name="Strong_20_Emphasis"><text:span text:style-name="T5"/></text:span></text:p>
      <text:p text:style-name="P8"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18T09:05:25.68</meta:creation-date>
    <dc:date>2025-09-17T14:44:36.19</dc:date>
    <meta:editing-duration>PT4H9M2S</meta:editing-duration>
    <meta:editing-cycles>77</meta:editing-cycles>
    <meta:generator>OpenOffice/4.1.15$Win32 OpenOffice.org_project/4115m2$Build-9813</meta:generator>
    <meta:print-date>2023-09-27T08:12:16.68</meta:print-date>
    <meta:document-statistic meta:table-count="2" meta:image-count="0" meta:object-count="0" meta:page-count="1" meta:paragraph-count="35" meta:word-count="169" meta:character-count="959"/>
  </office:meta>
</office:document-meta>
</file>